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E000000505E3A604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72cm" style:rel-column-width="6630*"/>
    </style:style>
    <style:style style:name="Tableau1.B" style:family="table-column">
      <style:table-column-properties style:column-width="1.96cm" style:rel-column-width="7555*"/>
    </style:style>
    <style:style style:name="Tableau1.C" style:family="table-column">
      <style:table-column-properties style:column-width="7.909cm" style:rel-column-width="30492*"/>
    </style:style>
    <style:style style:name="Tableau1.D" style:family="table-column">
      <style:table-column-properties style:column-width="3.226cm" style:rel-column-width="12437*"/>
    </style:style>
    <style:style style:name="Tableau1.E" style:family="table-column">
      <style:table-column-properties style:column-width="2.184cm" style:rel-column-width="8421*"/>
    </style:style>
    <style:style style:name="Tableau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c0c0c0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5.849cm" table:align="margins"/>
    </style:style>
    <style:style style:name="Tableau2.A" style:family="table-column">
      <style:table-column-properties style:column-width="3.692cm" style:rel-column-width="41364*"/>
    </style:style>
    <style:style style:name="Tableau2.B" style:family="table-column">
      <style:table-column-properties style:column-width="2.157cm" style:rel-column-width="24171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4" style:family="paragraph" style:parent-style-name="Standard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Arial1" fo:font-size="6pt" style:font-name-asian="Arial1" style:font-size-asian="6pt" style:font-name-complex="Arial1" style:font-size-complex="6pt"/>
    </style:style>
    <style:style style:name="P8" style:family="paragraph" style:parent-style-name="Footer">
      <style:paragraph-properties>
        <style:tab-stops>
          <style:tab-stop style:position="16.457cm" style:type="center"/>
          <style:tab-stop style:position="16.999cm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16.457cm" style:type="center"/>
          <style:tab-stop style:position="16.999cm" style:type="right"/>
        </style:tab-stops>
      </style:paragraph-properties>
      <style:text-properties fo:font-size="2pt" style:font-size-asian="2pt" style:font-size-complex="2pt"/>
    </style:style>
    <style:style style:name="P10" style:family="paragraph" style:parent-style-name="Frame_20_contents">
      <style:paragraph-properties>
        <style:tab-stops>
          <style:tab-stop style:position="0.49cm"/>
        </style:tab-stops>
      </style:paragraph-properties>
      <style:text-properties fo:font-size="8pt" style:font-size-asian="8pt" style:font-size-complex="8pt"/>
    </style:style>
    <style:style style:name="P11" style:family="paragraph" style:parent-style-name="Frame_20_contents">
      <style:paragraph-properties fo:text-align="justify" style:justify-single-word="false"/>
      <style:text-properties style:font-name="Arial" fo:font-size="8pt" style:font-size-asian="8pt" style:font-size-complex="8pt"/>
    </style:style>
    <style:style style:name="P12" style:family="paragraph" style:parent-style-name="Frame_20_contents">
      <style:paragraph-properties fo:text-align="justify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start" style:justify-single-word="false" fo:background-color="#c0c0c0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font-name-asian="Arial1" style:font-name-complex="Arial1"/>
    </style:style>
    <style:style style:name="T4" style:family="text">
      <style:text-properties fo:font-weight="normal" style:font-name-asian="Arial1" style:font-weight-asian="normal" style:font-name-complex="Arial1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02cm solid #000000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Frame">
      <style:graphic-properties style:run-through="foreground" style:wrap="left" style:number-wrapped-paragraphs="no-limit" style:vertical-pos="from-top" style:vertical-rel="page" style:horizontal-pos="from-left" style:horizontal-rel="page"/>
    </style:style>
    <style:style style:name="fr4" style:family="graphic" style:parent-style-name="Frame">
      <style:graphic-properties style:run-through="foreground" style:wrap="right" style:number-wrapped-paragraphs="no-limit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Cadre4" text:anchor-type="page" text:anchor-page-number="1" svg:x="13.608cm" svg:y="4.558cm" svg:width="5.378cm" draw:z-index="4">
        <draw:text-box fo:min-height="2.351cm">
          <text:p text:style-name="P10">Ready Business Software<text:line-break/>11 rue Icare<text:line-break/>Strasbourg – Entzheim<text:line-break/>67836 Tanneries Cedex<text:line-break/><text:span text:style-name="T2"> </text:span><text:line-break/>Tél.<text:tab/>: +33 (0)3 88 764 764 <text:line-break/>Fax<text:tab/>: +33 (0)3 88 764 765<text:line-break/><text:a xlink:type="simple" xlink:href="mailto:customerservice@rbs.fr">customerservice@rbs.fr</text:a></text:p>
        </draw:text-box>
      </draw:frame>
      <text:p text:style-name="P19">{billingAddressLabel}</text:p>
      <text:p text:style-name="P5">{billingAddressLines}</text:p>
      <text:p text:style-name="P5">{billingAddressZipAndCity} {billingAddressProvince}</text:p>
      <text:p text:style-name="P5">{billingAddressCountry}</text:p>
      <text:p text:style-name="P5"/>
      <text:p text:style-name="P5">Votre référence client : {customerCode}</text:p>
      <text:p text:style-name="P6"/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P18">Quantité</text:p>
            </table:table-cell>
            <table:table-cell table:style-name="Tableau1.A1" office:value-type="string">
              <text:p text:style-name="P18">Référence</text:p>
            </table:table-cell>
            <table:table-cell table:style-name="Tableau1.A1" office:value-type="string">
              <text:p text:style-name="P15">Article</text:p>
            </table:table-cell>
            <table:table-cell table:style-name="Tableau1.A1" office:value-type="string">
              <text:p text:style-name="P15">Prix unitaire (H.T.)</text:p>
            </table:table-cell>
            <table:table-cell table:style-name="Tableau1.E1" office:value-type="string">
              <text:p text:style-name="P15">Prix (H.T.)</text:p>
            </table:table-cell>
          </table:table-row>
        </table:table-header-rows>
        <table:table-row>
          <table:table-cell table:style-name="Tableau1.A2" office:value-type="string">
            <text:p text:style-name="P14">[BEGIN row.lines] {quantity}</text:p>
          </table:table-cell>
          <table:table-cell table:style-name="Tableau1.A2" office:value-type="string">
            <text:p text:style-name="P13">{codeReference}</text:p>
          </table:table-cell>
          <table:table-cell table:style-name="Tableau1.A2" office:value-type="string">
            <text:p text:style-name="P13">{productLabel}</text:p>
          </table:table-cell>
          <table:table-cell table:style-name="Tableau1.A2" office:value-type="string">
            <text:p text:style-name="P14">{unitPriceWithoutTax}</text:p>
          </table:table-cell>
          <table:table-cell table:style-name="Tableau1.E2" office:value-type="string">
            <text:p text:style-name="P14">{totalPriceWithoutTax}[END row.lines]</text:p>
          </table:table-cell>
        </table:table-row>
      </table:table>
      <text:p text:style-name="P7"><draw:frame draw:style-name="fr4" draw:name="Cadre2" text:anchor-type="paragraph" svg:x="11.13cm" svg:y="0.169cm" svg:width="5.849cm" draw:z-index="1"><draw:text-box fo:min-height="4.152cm"><table:table table:name="Tableau2" table:style-name="Tableau2"><table:table-column table:style-name="Tableau2.A"/><table:table-column table:style-name="Tableau2.B"/><table:table-row><table:table-cell table:style-name="Tableau2.A1" office:value-type="string"><text:p text:style-name="P3">Total HT :</text:p></table:table-cell><table:table-cell table:style-name="Tableau2.A1" office:value-type="string"><text:p text:style-name="P16">{amountWithoutTax}</text:p></table:table-cell></table:table-row><table:table-row><table:table-cell table:style-name="Tableau2.A1" office:value-type="string"><text:p text:style-name="P3">[BEGIN row.discounts] {name} :</text:p></table:table-cell><table:table-cell table:style-name="Tableau2.A1" office:value-type="string"><text:p text:style-name="P16">{value}[END row.discounts]</text:p></table:table-cell></table:table-row><table:table-row><table:table-cell table:style-name="Tableau2.A1" office:value-type="string"><text:p text:style-name="P3">Frais d'envoi :</text:p></table:table-cell><table:table-cell table:style-name="Tableau2.A1" office:value-type="string"><text:p text:style-name="P16">{shippingFees}</text:p></table:table-cell></table:table-row><table:table-row><table:table-cell table:style-name="Tableau2.A1" office:value-type="string"><text:p text:style-name="P3">[BEGIN row.taxes]TVA <text:s/>({rate}) :</text:p></table:table-cell><table:table-cell table:style-name="Tableau2.A1" office:value-type="string"><text:p text:style-name="P16">{amount}[END row.taxes]</text:p></table:table-cell></table:table-row><table:table-row><table:table-cell table:style-name="Tableau2.A1" office:value-type="string"><text:p text:style-name="P3">Mode de paiement :</text:p></table:table-cell><table:table-cell table:style-name="Tableau2.A1" office:value-type="string"><text:p text:style-name="P16">{billingMode}</text:p></table:table-cell></table:table-row><table:table-row><table:table-cell table:style-name="Tableau2.A1" office:value-type="string"><text:p text:style-name="P4"><text:span text:style-name="T3">Total TTC</text:span><text:span text:style-name="T4"> :</text:span></text:p></table:table-cell><table:table-cell table:style-name="Tableau2.A1" office:value-type="string"><text:p text:style-name="P17">{totalAmount}</text:p></table:table-cell></table:table-row></table:table><text:p text:style-name="P12"><text:line-break/>Vous avez des questions concernant cette livraison ou vous aimeriez revendiquer votre droit de révocation de 14 jours?</text:p><text:p text:style-name="P11">Vous pouvez joindre notre service clientèle sous: <text:a xlink:type="simple" xlink:href="mailto:customerservice@rbs.fr">customerservice@rbs.fr</text:a> </text:p><text:p text:style-name="P11"><text:span text:style-name="T3">Fax: +</text:span>33 (0)3 88 764 765</text:p><text:p text:style-name="P11"><text:span text:style-name="T3">Avant de renvoyer l’article, adressez-vous au service clientèle. Des articles envoyés de façon </text:span><text:span text:style-name="T3">non affranchie ne peuvent pas être acceptés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5.824cm" style:rel-column-width="60999*"/>
    </style:style>
    <style:style style:name="Tableau3.B" style:family="table-column">
      <style:table-column-properties style:column-width="1.177cm" style:rel-column-width="4536*"/>
    </style:style>
    <style:style style:name="Tableau3.A1" style:family="table-cell">
      <style:table-cell-properties fo:padding="0.097cm" fo:border="none"/>
    </style:style>
    <style:style style:name="MP1" style:family="paragraph" style:parent-style-name="Standard">
      <style:text-properties style:font-name="Arial" fo:font-size="12pt" style:font-size-asian="12pt" style:font-size-complex="12pt"/>
    </style:style>
    <style:style style:name="MP2" style:family="paragraph" style:parent-style-name="Standard">
      <style:paragraph-properties fo:text-align="end" style:justify-single-word="false"/>
      <style:text-properties style:font-name="Arial" fo:font-size="12pt" style:font-size-asian="12pt" style:font-size-complex="12pt"/>
    </style:style>
    <style:style style:name="MP3" style:family="paragraph" style:parent-style-name="Footer">
      <style:paragraph-properties>
        <style:tab-stops>
          <style:tab-stop style:position="16.457cm" style:type="center"/>
          <style:tab-stop style:position="16.999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16.457cm" style:type="center"/>
          <style:tab-stop style:position="16.999cm" style:type="right"/>
        </style:tab-stops>
      </style:paragraph-properties>
      <style:text-properties fo:font-size="2pt" style:font-size-asian="2pt" style:font-size-complex="2pt"/>
    </style:style>
    <style:style style:name="MT1" style:family="text">
      <style:text-properties fo:font-weight="bold" style:font-weight-asian="bold" style:font-weight-complex="bold"/>
    </style:style>
    <style:style style:name="MT2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 fo:padding="0.15cm" fo:border="0.002cm solid #000000" style:shadow="none"/>
    </style:style>
    <style:style style:name="Mfr3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0.035cm" svg:y="0.185cm" svg:width="8.991cm" svg:height="1.409cm" draw:z-index="2"><draw:image xlink:href="Pictures/10000201000001FE000000505E3A604F.png" xlink:type="simple" xlink:show="embed" xlink:actuate="onLoad"/></draw:frame><draw:frame draw:style-name="Mfr2" draw:name="Cadre3" text:anchor-type="paragraph" svg:x="9.359cm" svg:y="0.249cm" svg:width="7.627cm" draw:z-index="0"><draw:text-box fo:min-height="1.196cm"><text:p text:style-name="MP1"><text:span text:style-name="MT1">Facture : </text:span>{number}</text:p><text:p text:style-name="MP1">Date : {creationdate}</text:p></draw:text-box></draw:frame></text:p>
        <text:p text:style-name="Header"><draw:frame draw:style-name="Mfr3" draw:name="Cadre1" text:anchor-type="paragraph" svg:x="14.282cm" svg:y="0.39cm" svg:width="2.533cm" draw:z-index="3"><draw:text-box fo:min-height="0.549cm"><text:p text:style-name="MP2">Page <text:page-number text:select-page="current">1</text:page-number> sur <text:page-count>1</text:page-count></text:p></draw:text-box></draw:frame></text:p>
        <text:p text:style-name="Header"/>
        <text:p text:style-name="Header"/>
      </style:header>
      <style:footer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3">RBS – 11 rue Icare – Strasbourg - Entzheim – 67836 Tanneries Cedex – <text:a xlink:type="simple" xlink:href="http://www.rbs.fr/">http://www.rbs.fr/</text:a></text:p>
            </table:table-cell>
            <table:table-cell table:style-name="Tableau3.A1" office:value-type="string">
              <text:p text:style-name="MP3"><text:tab/><text:page-number text:select-page="current">1</text:page-number>/<text:page-count>1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re Simon</meta:initial-creator>
    <meta:creation-date>2009-10-12T10:03:48.21</meta:creation-date>
    <dc:date>2010-06-25T15:12:00.72</dc:date>
    <dc:creator>eric hauswald</dc:creator>
    <meta:editing-duration>PT06H29M13S</meta:editing-duration>
    <meta:editing-cycles>77</meta:editing-cycles>
    <meta:generator>OpenOffice.org/3.2$Win32 OpenOffice.org_project/320m18$Build-9502</meta:generator>
    <meta:document-statistic meta:table-count="3" meta:image-count="1" meta:object-count="0" meta:page-count="1" meta:paragraph-count="37" meta:word-count="160" meta:character-count="1204"/>
  </office:meta>
</office:document-meta>
</file>